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663300" draw:textarea-horizontal-align="center" draw:textarea-vertical-align="middle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176cm" draw:marker-start-width="0.462cm" draw:marker-end-width="0.462cm" draw:fill="solid" draw:fill-color="#ffff00" draw:textarea-horizontal-align="center" draw:textarea-vertical-align="middle" fo:padding-top="0.211cm" fo:padding-bottom="0.211cm" fo:padding-left="0.336cm" fo:padding-right="0.336cm"/>
    </style:style>
    <style:style style:name="gr11" style:family="graphic" style:parent-style-name="standard">
      <style:graphic-properties svg:stroke-width="0.176cm" draw:marker-start-width="0.514cm" draw:marker-end-width="0.514cm" draw:fill="solid" draw:fill-color="#808080" draw:textarea-horizontal-align="center" draw:textarea-vertical-align="middle" fo:padding-top="0.211cm" fo:padding-bottom="0.211cm" fo:padding-left="0.336cm" fo:padding-right="0.336cm"/>
    </style:style>
    <style:style style:name="gr12" style:family="graphic" style:parent-style-name="standard">
      <style:graphic-properties svg:stroke-width="0.176cm" draw:marker-start-width="0.462cm" draw:marker-end-width="0.462cm" draw:fill="solid" draw:fill-color="#008000" draw:textarea-horizontal-align="center" draw:textarea-vertical-align="middle" fo:padding-top="0.211cm" fo:padding-bottom="0.211cm" fo:padding-left="0.336cm" fo:padding-right="0.336cm"/>
    </style:style>
    <style:style style:name="gr13" style:family="graphic" style:parent-style-name="standard">
      <style:graphic-properties svg:stroke-width="0.176cm" draw:marker-start-width="0.462cm" draw:marker-end-width="0.462cm" draw:fill="solid" draw:fill-color="#ff0000" draw:textarea-horizontal-align="center" draw:textarea-vertical-align="middle" fo:padding-top="0.211cm" fo:padding-bottom="0.211cm" fo:padding-left="0.336cm" fo:padding-right="0.336cm"/>
    </style:style>
    <style:style style:name="gr14" style:family="graphic" style:parent-style-name="standard">
      <style:graphic-properties svg:stroke-width="0.176cm" draw:marker-start-width="0.462cm" draw:marker-end-width="0.462cm" draw:fill="none" draw:textarea-horizontal-align="center" draw:textarea-vertical-align="middle" fo:padding-top="0.211cm" fo:padding-bottom="0.211cm" fo:padding-left="0.336cm" fo:padding-right="0.336cm"/>
    </style:style>
    <style:style style:name="gr15" style:family="graphic" style:parent-style-name="standard">
      <style:graphic-properties svg:stroke-color="#000080"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color="#800000"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800080"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color="#0000ff" draw:marker-start="Arrow" draw:marker-start-width="0.3cm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ff00ff" draw:marker-start="Arrow" draw:marker-start-width="0.3cm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00ff00" draw:marker-start="Arrow" draw:marker-start-width="0.3cm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color="#808000"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ff0000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ircle draw:style-name="gr1" draw:text-style-name="P1" draw:layer="layout" svg:width="12.7cm" svg:height="12.7cm" svg:x="3.41cm" svg:y="2.91cm">
          <text:p/>
        </draw:circle>
        <draw:circle draw:style-name="gr2" draw:text-style-name="P1" draw:layer="layout" svg:width="0.635cm" svg:height="0.635cm" svg:x="5.655cm" svg:y="6.15cm">
          <text:p/>
        </draw:circle>
        <draw:circle draw:style-name="gr3" draw:text-style-name="P1" draw:layer="layout" svg:width="0.635cm" svg:height="0.635cm" svg:x="5.856cm" svg:y="8.551cm">
          <text:p/>
        </draw:circle>
        <draw:circle draw:style-name="gr1" draw:text-style-name="P1" xml:id="id7" draw:id="id7" draw:layer="layout" svg:width="0.635cm" svg:height="0.635cm" svg:x="5.557cm" svg:y="11.252cm">
          <text:p/>
        </draw:circle>
        <draw:circle draw:style-name="gr4" draw:text-style-name="P1" draw:layer="layout" svg:width="0.635cm" svg:height="0.635cm" svg:x="7.958cm" svg:y="5.253cm">
          <text:p/>
        </draw:circle>
        <draw:circle draw:style-name="gr2" draw:text-style-name="P1" xml:id="id1" draw:id="id1" draw:layer="layout" svg:width="0.635cm" svg:height="0.635cm" svg:x="7.659cm" svg:y="11.054cm">
          <text:p/>
        </draw:circle>
        <draw:circle draw:style-name="gr1" draw:text-style-name="P1" xml:id="id5" draw:id="id5" draw:layer="layout" svg:width="0.635cm" svg:height="0.635cm" svg:x="7.36cm" svg:y="12.855cm">
          <text:p/>
        </draw:circle>
        <draw:circle draw:style-name="gr5" draw:text-style-name="P1" xml:id="id11" draw:id="id11" draw:layer="layout" svg:width="0.635cm" svg:height="0.635cm" svg:x="13.661cm" svg:y="6.756cm">
          <text:p/>
        </draw:circle>
        <draw:circle draw:style-name="gr5" draw:text-style-name="P1" xml:id="id13" draw:id="id13" draw:layer="layout" svg:width="0.635cm" svg:height="0.635cm" svg:x="13.462cm" svg:y="9.157cm">
          <text:p/>
        </draw:circle>
        <draw:circle draw:style-name="gr5" draw:text-style-name="P1" xml:id="id17" draw:id="id17" draw:layer="layout" svg:width="0.635cm" svg:height="0.635cm" svg:x="13.463cm" svg:y="11.758cm">
          <text:p/>
        </draw:circle>
        <draw:circle draw:style-name="gr5" draw:text-style-name="P1" xml:id="id9" draw:id="id9" draw:layer="layout" svg:width="0.635cm" svg:height="0.635cm" svg:x="10.664cm" svg:y="12.359cm">
          <text:p/>
        </draw:circle>
        <draw:circle draw:style-name="gr6" draw:text-style-name="P1" draw:layer="layout" svg:width="0.635cm" svg:height="0.635cm" svg:x="10.365cm" svg:y="4.56cm">
          <text:p/>
        </draw:circle>
        <draw:circle draw:style-name="gr4" draw:text-style-name="P1" xml:id="id3" draw:id="id3" draw:layer="layout" svg:width="0.635cm" svg:height="0.635cm" svg:x="11.466cm" svg:y="6.961cm">
          <text:p/>
        </draw:circle>
        <draw:rect draw:style-name="gr1" draw:text-style-name="P1" draw:layer="layout" svg:width="1.27cm" svg:height="1.27cm" svg:x="3.41cm" svg:y="8.625cm">
          <text:p/>
        </draw:rect>
        <draw:circle draw:style-name="gr1" draw:text-style-name="P1" draw:layer="layout" svg:width="2.54cm" svg:height="2.54cm" svg:x="8.525cm" svg:y="8.025cm">
          <text:p/>
        </draw:circle>
        <draw:frame draw:style-name="gr7" draw:layer="layout" svg:width="3.042cm" svg:height="0.886cm" svg:x="6.213cm" svg:y="3.929cm">
          <draw:text-box>
            <text:p>モーター</text:p>
          </draw:text-box>
        </draw:frame>
        <draw:frame draw:style-name="gr7" draw:layer="layout" svg:width="5.163cm" svg:height="0.962cm" svg:x="14.122cm" svg:y="6.393cm">
          <draw:text-box>
            <text:p>Encoder 8 ChB?</text:p>
          </draw:text-box>
        </draw:frame>
        <draw:frame draw:style-name="gr7" draw:layer="layout" svg:width="5.336cm" svg:height="0.962cm" svg:x="14.205cm" svg:y="9.26cm">
          <draw:text-box>
            <text:p>Encoder 3 GND?</text:p>
          </draw:text-box>
        </draw:frame>
        <draw:frame draw:style-name="gr7" draw:layer="layout" svg:width="4.985cm" svg:height="0.962cm" svg:x="14.205cm" svg:y="11.8cm">
          <draw:text-box>
            <text:p>Encoder 2 Vcc?</text:p>
          </draw:text-box>
        </draw:frame>
        <draw:frame draw:style-name="gr7" draw:layer="layout" svg:width="5.163cm" svg:height="0.962cm" svg:x="10.525cm" svg:y="13.705cm">
          <draw:text-box>
            <text:p>Encoder 1 ChA?</text:p>
          </draw:text-box>
        </draw:frame>
        <draw:frame draw:style-name="gr8" draw:layer="layout" svg:width="3.175cm" svg:height="0.886cm" svg:x="2.57cm" svg:y="5.199cm">
          <draw:text-box>
            <text:p>モーター</text:p>
          </draw:text-box>
        </draw:frame>
        <draw:line draw:style-name="gr1" draw:text-style-name="P1" draw:layer="layout" svg:x1="8.32cm" svg:y1="5.55cm" svg:x2="11.795cm" svg:y2="7.355cm">
          <text:p/>
        </draw:line>
        <draw:line draw:style-name="gr1" draw:text-style-name="P1" draw:layer="layout" svg:x1="6.08cm" svg:y1="6.72cm" svg:x2="7.985cm" svg:y2="11.165cm">
          <text:p/>
        </draw:line>
        <draw:frame draw:style-name="gr7" draw:layer="layout" svg:width="5.269cm" svg:height="0.962cm" svg:x="11.16cm" svg:y="3.545cm">
          <draw:text-box>
            <text:p>Encoder 10 ChI?</text:p>
          </draw:text-box>
        </draw:frame>
        <draw:line draw:style-name="gr1" draw:text-style-name="P1" draw:layer="layout" svg:x1="5.989cm" svg:y1="10.637cm" svg:x2="5.896cm" svg:y2="11.289cm">
          <text:p/>
        </draw:line>
        <draw:line draw:style-name="gr1" draw:text-style-name="P1" draw:layer="layout" svg:x1="6.19cm" svg:y1="8.938cm" svg:x2="6.073cm" svg:y2="9.847cm">
          <text:p/>
        </draw:line>
        <draw:line draw:style-name="gr1" draw:text-style-name="P1" draw:layer="layout" svg:x1="6.035cm" svg:y1="9.845cm" svg:x2="5.639cm" svg:y2="10.52cm">
          <text:p/>
        </draw:line>
        <draw:circle draw:style-name="gr1" draw:text-style-name="P1" draw:layer="layout" svg:width="0.187cm" svg:height="0.187cm" svg:x="5.968cm" svg:y="9.721cm">
          <text:p/>
        </draw:circle>
        <draw:circle draw:style-name="gr1" draw:text-style-name="P1" draw:layer="layout" svg:width="0.187cm" svg:height="0.187cm" svg:x="5.869cm" svg:y="10.522cm">
          <text:p/>
        </draw:circle>
        <draw:line draw:style-name="gr1" draw:text-style-name="P1" xml:id="id16" draw:id="id16" draw:layer="layout" svg:x1="6.199cm" svg:y1="8.982cm" svg:x2="6.804cm" svg:y2="10.823cm">
          <text:p/>
        </draw:line>
        <draw:line draw:style-name="gr1" draw:text-style-name="P1" draw:layer="layout" svg:x1="7.179cm" svg:y1="11.756cm" svg:x2="7.573cm" svg:y2="12.967cm">
          <text:p/>
        </draw:line>
        <draw:circle draw:style-name="gr1" draw:text-style-name="P1" draw:layer="layout" svg:width="0.187cm" svg:height="0.187cm" svg:x="6.77cm" svg:y="10.823cm">
          <text:p/>
        </draw:circle>
        <draw:circle draw:style-name="gr1" draw:text-style-name="P1" draw:layer="layout" svg:width="0.187cm" svg:height="0.187cm" svg:x="7.071cm" svg:y="11.624cm">
          <text:p/>
        </draw:circle>
        <draw:line draw:style-name="gr1" draw:text-style-name="P1" draw:layer="layout" svg:x1="6.835cm" svg:y1="10.946cm" svg:x2="6.735cm" svg:y2="11.709cm">
          <text:p/>
        </draw:line>
        <draw:frame draw:style-name="gr7" draw:layer="layout" svg:width="3.525cm" svg:height="1.673cm" svg:x="5.639cm" svg:y="13.69cm">
          <draw:text-box>
            <text:p>ON at Top </text:p>
            <text:p text:style-name="P1">(Close)</text:p>
          </draw:text-box>
        </draw:frame>
        <draw:frame draw:style-name="gr7" draw:text-style-name="P1" draw:layer="layout" svg:width="4.524cm" svg:height="1.673cm" svg:x="1.678cm" svg:y="11.989cm">
          <draw:text-box>
            <text:p text:style-name="P1">ON at Bottom </text:p>
            <text:p text:style-name="P1">(Far)</text:p>
          </draw:text-box>
        </draw:frame>
        <draw:frame draw:style-name="gr7" draw:layer="layout" svg:width="13.456cm" svg:height="1.673cm" svg:x="4.567cm" svg:y="16.46cm">
          <draw:text-box>
            <text:p>Faulhaber Encoder HEDS-6310 620B / Motor </text:p>
            <text:p>のターミナル(メス)端子のピン配置</text:p>
          </draw:text-box>
        </draw:frame>
        <draw:custom-shape draw:style-name="gr9" draw:text-style-name="P1" draw:layer="layout" svg:width="15.236cm" svg:height="3.107cm" svg:x="2.644cm" svg:y="21.322cm">
          <text:p/>
          <draw:enhanced-geometry svg:viewBox="0 0 21600 21600" draw:glue-points="?f6 10800 10800 21600 ?f5 10800 10800 0" draw:text-areas="?f3 ?f3 ?f4 ?f4" draw:type="trapezoid" draw:modifiers="1176.0109041344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1" draw:text-style-name="P1" draw:layer="layout" svg:width="0.635cm" svg:height="0.635cm" svg:x="15.271cm" svg:y="21.878cm">
          <text:p/>
        </draw:circle>
        <draw:circle draw:style-name="gr2" draw:text-style-name="P1" xml:id="id2" draw:id="id2" draw:layer="layout" svg:width="0.635cm" svg:height="0.635cm" svg:x="16.4cm" svg:y="21.909cm">
          <text:p/>
        </draw:circle>
        <draw:circle draw:style-name="gr4" draw:text-style-name="P1" xml:id="id4" draw:id="id4" draw:layer="layout" svg:width="0.635cm" svg:height="0.635cm" svg:x="14.131cm" svg:y="21.884cm">
          <text:p/>
        </draw:circle>
        <draw:circle draw:style-name="gr1" draw:text-style-name="P1" draw:layer="layout" svg:width="0.635cm" svg:height="0.635cm" svg:x="15.972cm" svg:y="23.279cm">
          <text:p/>
        </draw:circle>
        <draw:circle draw:style-name="gr1" draw:text-style-name="P1" draw:layer="layout" svg:width="0.635cm" svg:height="0.635cm" svg:x="14.773cm" svg:y="23.28cm">
          <text:p/>
        </draw:circle>
        <draw:circle draw:style-name="gr1" draw:text-style-name="P1" draw:layer="layout" svg:width="0.635cm" svg:height="0.635cm" svg:x="12.972cm" svg:y="21.879cm">
          <text:p/>
        </draw:circle>
        <draw:circle draw:style-name="gr1" draw:text-style-name="P1" draw:layer="layout" svg:width="0.635cm" svg:height="0.635cm" svg:x="11.973cm" svg:y="21.88cm">
          <text:p/>
        </draw:circle>
        <draw:circle draw:style-name="gr1" draw:text-style-name="P1" draw:layer="layout" svg:width="0.635cm" svg:height="0.635cm" svg:x="10.874cm" svg:y="21.881cm">
          <text:p/>
        </draw:circle>
        <draw:circle draw:style-name="gr1" draw:text-style-name="P1" draw:layer="layout" svg:width="0.635cm" svg:height="0.635cm" svg:x="9.975cm" svg:y="21.882cm">
          <text:p/>
        </draw:circle>
        <draw:circle draw:style-name="gr1" draw:text-style-name="P1" draw:layer="layout" svg:width="0.635cm" svg:height="0.635cm" svg:x="8.976cm" svg:y="21.883cm">
          <text:p/>
        </draw:circle>
        <draw:circle draw:style-name="gr1" draw:text-style-name="P1" draw:layer="layout" svg:width="0.635cm" svg:height="0.635cm" svg:x="7.977cm" svg:y="21.884cm">
          <text:p/>
        </draw:circle>
        <draw:circle draw:style-name="gr1" draw:text-style-name="P1" draw:layer="layout" svg:width="0.635cm" svg:height="0.635cm" svg:x="6.877cm" svg:y="21.884cm">
          <text:p/>
        </draw:circle>
        <draw:circle draw:style-name="gr10" draw:text-style-name="P1" xml:id="id10" draw:id="id10" draw:layer="layout" svg:width="0.635cm" svg:height="0.635cm" svg:x="5.878cm" svg:y="21.885cm">
          <text:p/>
        </draw:circle>
        <draw:circle draw:style-name="gr11" draw:text-style-name="P1" xml:id="id14" draw:id="id14" draw:layer="layout" svg:width="0.635cm" svg:height="0.635cm" svg:x="4.779cm" svg:y="21.886cm">
          <text:p/>
        </draw:circle>
        <draw:circle draw:style-name="gr12" draw:text-style-name="P1" xml:id="id12" draw:id="id12" draw:layer="layout" svg:width="0.635cm" svg:height="0.635cm" svg:x="3.58cm" svg:y="21.887cm">
          <text:p/>
        </draw:circle>
        <draw:circle draw:style-name="gr3" draw:text-style-name="P1" xml:id="id15" draw:id="id15" draw:layer="layout" svg:width="0.635cm" svg:height="0.635cm" svg:x="13.581cm" svg:y="23.309cm">
          <text:p/>
        </draw:circle>
        <draw:circle draw:style-name="gr1" draw:text-style-name="P1" draw:layer="layout" svg:width="0.635cm" svg:height="0.635cm" svg:x="12.474cm" svg:y="23.281cm">
          <text:p/>
        </draw:circle>
        <draw:circle draw:style-name="gr13" draw:text-style-name="P1" xml:id="id18" draw:id="id18" draw:layer="layout" svg:width="0.635cm" svg:height="0.635cm" svg:x="11.475cm" svg:y="23.282cm">
          <text:p/>
        </draw:circle>
        <draw:circle draw:style-name="gr1" draw:text-style-name="P1" draw:layer="layout" svg:width="0.635cm" svg:height="0.635cm" svg:x="10.476cm" svg:y="23.283cm">
          <text:p/>
        </draw:circle>
        <draw:circle draw:style-name="gr1" draw:text-style-name="P1" draw:layer="layout" svg:width="0.635cm" svg:height="0.635cm" svg:x="9.477cm" svg:y="23.284cm">
          <text:p/>
        </draw:circle>
        <draw:circle draw:style-name="gr1" draw:text-style-name="P1" draw:layer="layout" svg:width="0.635cm" svg:height="0.635cm" svg:x="8.478cm" svg:y="23.285cm">
          <text:p/>
        </draw:circle>
        <draw:circle draw:style-name="gr1" draw:text-style-name="P1" draw:layer="layout" svg:width="0.635cm" svg:height="0.635cm" svg:x="7.379cm" svg:y="23.286cm">
          <text:p/>
        </draw:circle>
        <draw:circle draw:style-name="gr1" draw:text-style-name="P1" draw:layer="layout" svg:width="0.635cm" svg:height="0.635cm" svg:x="6.38cm" svg:y="23.287cm">
          <text:p/>
        </draw:circle>
        <draw:circle draw:style-name="gr14" draw:text-style-name="P1" xml:id="id8" draw:id="id8" draw:layer="layout" svg:width="0.635cm" svg:height="0.635cm" svg:x="5.281cm" svg:y="23.288cm">
          <text:p/>
        </draw:circle>
        <draw:circle draw:style-name="gr14" draw:text-style-name="P1" xml:id="id6" draw:id="id6" draw:layer="layout" svg:width="0.635cm" svg:height="0.635cm" svg:x="4.182cm" svg:y="23.289cm">
          <text:p/>
        </draw:circle>
        <draw:frame draw:style-name="gr7" draw:layer="layout" svg:width="1.772cm" svg:height="0.962cm" svg:x="2.734cm" svg:y="25.1cm">
          <draw:text-box>
            <text:p>Pin7</text:p>
          </draw:text-box>
        </draw:frame>
        <draw:frame draw:style-name="gr7" draw:layer="layout" svg:width="1.772cm" svg:height="0.962cm" svg:x="5.005cm" svg:y="25.101cm">
          <draw:text-box>
            <text:p>Pin8</text:p>
          </draw:text-box>
        </draw:frame>
        <draw:frame draw:style-name="gr7" draw:layer="layout" svg:width="1.772cm" svg:height="0.962cm" svg:x="1.899cm" svg:y="20.081cm">
          <draw:text-box>
            <text:p>Pin4</text:p>
          </draw:text-box>
        </draw:frame>
        <draw:frame draw:style-name="gr7" draw:layer="layout" svg:width="1.912cm" svg:height="0.962cm" svg:x="3.89cm" svg:y="20.021cm">
          <draw:text-box>
            <text:p>GND</text:p>
          </draw:text-box>
        </draw:frame>
        <draw:frame draw:style-name="gr7" draw:layer="layout" svg:width="1.772cm" svg:height="0.962cm" svg:x="5.784cm" svg:y="20.021cm">
          <draw:text-box>
            <text:p>Pin2</text:p>
          </draw:text-box>
        </draw:frame>
        <draw:frame draw:style-name="gr7" draw:layer="layout" svg:width="1.56cm" svg:height="0.962cm" svg:x="11.14cm" svg:y="24.842cm">
          <draw:text-box>
            <text:p>Vcc</text:p>
          </draw:text-box>
        </draw:frame>
        <draw:frame draw:style-name="gr7" draw:layer="layout" svg:width="1.912cm" svg:height="0.962cm" svg:x="13.011cm" svg:y="24.763cm">
          <draw:text-box>
            <text:p>GND</text:p>
          </draw:text-box>
        </draw:frame>
        <draw:frame draw:style-name="gr7" draw:layer="layout" svg:width="3.681cm" svg:height="1.673cm" svg:x="16.319cm" svg:y="19.367cm">
          <draw:text-box>
            <text:p>TA7291</text:p>
            <text:p>Pin10 Out2</text:p>
          </draw:text-box>
        </draw:frame>
        <draw:frame draw:style-name="gr7" draw:layer="layout" svg:width="3.326cm" svg:height="1.673cm" svg:x="12.774cm" svg:y="19.324cm">
          <draw:text-box>
            <text:p>TA7291</text:p>
            <text:p>Pin2 Out1</text:p>
          </draw:text-box>
        </draw:frame>
        <draw:connector draw:style-name="gr15" draw:text-style-name="P1" draw:layer="layout" draw:type="curve" svg:x1="7.976cm" svg:y1="11.689cm" svg:x2="16.717cm" svg:y2="21.909cm" draw:start-shape="id1" draw:start-glue-point="2" draw:end-shape="id2" draw:end-glue-point="0" svg:d="m7976 11689c0 7665 8741 2555 8741 10220">
          <text:p/>
        </draw:connector>
        <draw:connector draw:style-name="gr16" draw:text-style-name="P1" draw:layer="layout" draw:type="curve" svg:x1="12.101cm" svg:y1="7.278cm" svg:x2="14.448cm" svg:y2="21.884cm" draw:start-shape="id3" draw:start-glue-point="1" draw:end-shape="id4" draw:end-glue-point="0" svg:d="m12101 7278c1565 0 2347 4868 2347 14606">
          <text:p/>
        </draw:connector>
        <draw:connector draw:style-name="gr17" draw:text-style-name="P1" draw:layer="layout" draw:type="curve" svg:x1="7.36cm" svg:y1="13.172cm" svg:x2="4.182cm" svg:y2="23.606cm" draw:start-shape="id5" draw:start-glue-point="3" draw:end-shape="id6" draw:end-glue-point="3" svg:d="m7360 13172c-5649 0-4060 10434-3178 10434">
          <text:p/>
        </draw:connector>
        <draw:connector draw:style-name="gr18" draw:text-style-name="P1" draw:layer="layout" draw:type="curve" svg:x1="5.874cm" svg:y1="11.887cm" svg:x2="5.281cm" svg:y2="23.605cm" draw:start-shape="id7" draw:start-glue-point="2" draw:end-shape="id8" draw:end-glue-point="3" svg:d="m5874 11887c0 8485-591 7071-960 7879s-515 3839 367 3839">
          <text:p/>
        </draw:connector>
        <draw:connector draw:style-name="gr19" draw:text-style-name="P1" draw:layer="layout" draw:type="curve" svg:x1="10.981cm" svg:y1="12.994cm" svg:x2="6.195cm" svg:y2="21.885cm" draw:start-shape="id9" draw:start-glue-point="2" draw:end-shape="id10" draw:end-glue-point="0" svg:d="m10981 12994c0 6603-4786 2158-4786 8891">
          <text:p/>
        </draw:connector>
        <draw:connector draw:style-name="gr20" draw:text-style-name="P1" draw:layer="layout" draw:type="curve" draw:line-skew="-5.718cm" svg:x1="13.661cm" svg:y1="7.073cm" svg:x2="4.215cm" svg:y2="22.204cm" draw:start-shape="id11" draw:start-glue-point="3" draw:end-shape="id12" draw:end-glue-point="1" svg:d="m13661 7073c-15595 0-10872 15131-9446 15131">
          <text:p/>
        </draw:connector>
        <draw:connector draw:style-name="gr21" draw:text-style-name="P1" draw:layer="layout" draw:type="curve" svg:x1="13.779cm" svg:y1="9.792cm" svg:x2="5.096cm" svg:y2="21.886cm" draw:start-shape="id13" draw:start-glue-point="2" draw:end-shape="id14" draw:end-glue-point="0" svg:d="m13779 9792c0 9006-8683 2959-8683 12094">
          <text:p/>
        </draw:connector>
        <draw:connector draw:style-name="gr22" draw:text-style-name="P1" draw:layer="layout" draw:type="curve" svg:x1="13.898cm" svg:y1="23.309cm" svg:x2="6.501cm" svg:y2="8.982cm" draw:start-shape="id15" draw:start-glue-point="0" draw:end-shape="id16" draw:end-glue-point="0" svg:d="m13898 23309c0-22242-7397-15078-7397-14327">
          <text:p/>
        </draw:connector>
        <draw:connector draw:style-name="gr23" draw:text-style-name="P1" draw:layer="layout" draw:type="curve" svg:x1="13.78cm" svg:y1="12.393cm" svg:x2="11.792cm" svg:y2="23.282cm" draw:start-shape="id17" draw:start-glue-point="2" draw:end-shape="id18" draw:end-glue-point="0" svg:d="m13780 12393c0 8101-1988 2657-1988 10889">
          <text:p/>
        </draw:connector>
        <draw:frame draw:style-name="gr7" draw:layer="layout" svg:width="9.622cm" svg:height="0.962cm" svg:x="5.402cm" svg:y="26.14cm">
          <draw:text-box>
            <text:p>出力ケーブル(オス)のピン配置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Yoshida Kunito</meta:initial-creator>
    <meta:creation-date>2011-02-24T18:45:03</meta:creation-date>
    <dc:date>2012-03-27T08:51:49</dc:date>
    <dc:creator>Yoshida Kunito</dc:creator>
    <meta:editing-duration>PT19H31M28S</meta:editing-duration>
    <meta:editing-cycles>5</meta:editing-cycles>
    <meta:generator>OpenOffice.org/3.3$Unix OpenOffice.org_project/330m20$Build-9567</meta:generator>
    <meta:document-statistic meta:object-count="82"/>
  </office:meta>
</office:document-meta>
</file>